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9b78" officeooo:paragraph-rsid="00059b78"/>
    </style:style>
    <style:style style:name="P2" style:family="paragraph" style:parent-style-name="Text_20_body">
      <style:paragraph-properties fo:text-align="center" style:justify-single-word="false"/>
      <style:text-properties officeooo:rsid="00059b78" officeooo:paragraph-rsid="0009d23e"/>
    </style:style>
    <style:style style:name="P3" style:family="paragraph" style:parent-style-name="Text_20_body">
      <style:paragraph-properties fo:text-align="center" style:justify-single-word="false"/>
      <style:text-properties officeooo:rsid="00059b78" officeooo:paragraph-rsid="00059b78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059b78" officeooo:paragraph-rsid="00059b78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059b78" officeooo:paragraph-rsid="0009d23e" style:font-weight-asian="bold" style:font-weight-complex="bold"/>
    </style:style>
    <style:style style:name="P6" style:family="paragraph" style:parent-style-name="Text_20_body">
      <style:paragraph-properties fo:text-align="end" style:justify-single-word="false"/>
      <style:text-properties fo:font-weight="bold" officeooo:rsid="00059b78" officeooo:paragraph-rsid="00059b78" style:font-weight-asian="bold" style:font-weight-complex="bold"/>
    </style:style>
    <style:style style:name="P7" style:family="paragraph" style:parent-style-name="Text_20_body">
      <style:text-properties fo:font-weight="bold" officeooo:rsid="000dc26e" officeooo:paragraph-rsid="000dc26e" style:font-weight-asian="bold" style:font-weight-complex="bold"/>
    </style:style>
    <style:style style:name="P8" style:family="paragraph" style:parent-style-name="Text_20_body">
      <style:text-properties fo:font-weight="normal" officeooo:rsid="0010a19d" officeooo:paragraph-rsid="0010a19d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09d23e" officeooo:paragraph-rsid="0009d23e" style:font-weight-asian="normal" style:font-weight-complex="normal"/>
    </style:style>
    <style:style style:name="P10" style:family="paragraph" style:parent-style-name="Text_20_body">
      <style:text-properties fo:font-weight="normal" officeooo:rsid="00118f0e" officeooo:paragraph-rsid="00118f0e" style:font-weight-asian="normal" style:font-weight-complex="normal"/>
    </style:style>
    <style:style style:name="P11" style:family="paragraph" style:parent-style-name="Text_20_body">
      <style:text-properties style:font-name="Liberation Serif" fo:font-size="12pt" fo:font-weight="normal" officeooo:rsid="0009d23e" officeooo:paragraph-rsid="0009d23e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style:font-name="Liberation Serif" fo:font-size="12pt" fo:font-weight="normal" officeooo:rsid="000dc26e" officeooo:paragraph-rsid="000dc26e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style:font-name="Liberation Serif" fo:font-size="12pt" fo:font-weight="normal" officeooo:rsid="0009d23e" officeooo:paragraph-rsid="0009d23e" style:font-name-asian="Noto Sans CJK SC" style:font-size-asian="10.5pt" style:font-weight-asian="normal" style:font-name-complex="Lohit Devanagari" style:font-size-complex="12pt" style:font-weight-complex="normal"/>
    </style:style>
    <style:style style:name="P14" style:family="paragraph" style:parent-style-name="Text_20_body">
      <style:text-properties officeooo:rsid="000db01c" officeooo:paragraph-rsid="000db01c"/>
    </style:style>
    <style:style style:name="P15" style:family="paragraph" style:parent-style-name="Text_20_body">
      <style:text-properties officeooo:rsid="000dc26e" officeooo:paragraph-rsid="000dc26e"/>
    </style:style>
    <style:style style:name="P16" style:family="paragraph" style:parent-style-name="Text_20_body">
      <style:text-properties officeooo:paragraph-rsid="000dc26e"/>
    </style:style>
    <style:style style:name="P17" style:family="paragraph" style:parent-style-name="Text_20_body">
      <style:text-properties officeooo:paragraph-rsid="000e0663"/>
    </style:style>
    <style:style style:name="P18" style:family="paragraph" style:parent-style-name="Text_20_body">
      <style:text-properties officeooo:paragraph-rsid="000e6001"/>
    </style:style>
    <style:style style:name="P19" style:family="paragraph" style:parent-style-name="Text_20_body">
      <style:text-properties officeooo:rsid="00101ece" officeooo:paragraph-rsid="00101ece"/>
    </style:style>
    <style:style style:name="P20" style:family="paragraph" style:parent-style-name="Text_20_body">
      <style:text-properties officeooo:paragraph-rsid="00101ece"/>
    </style:style>
    <style:style style:name="P21" style:family="paragraph" style:parent-style-name="Text_20_body">
      <style:text-properties officeooo:rsid="0010a19d" officeooo:paragraph-rsid="0010a19d"/>
    </style:style>
    <style:style style:name="P22" style:family="paragraph" style:parent-style-name="Title">
      <style:text-properties officeooo:rsid="00059b78" officeooo:paragraph-rsid="00059b78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Preformatted_20_Text">
      <loext:graphic-properties draw:fill="solid" draw:fill-color="#272822" draw:opacity="100%"/>
      <style:paragraph-properties fo:background-color="#272822"/>
    </style:style>
    <style:style style:name="P27" style:family="paragraph" style:parent-style-name="Preformatted_20_Text">
      <style:text-properties officeooo:rsid="000dc26e" officeooo:paragraph-rsid="000dc26e"/>
    </style:style>
    <style:style style:name="P28" style:family="paragraph" style:parent-style-name="Preformatted_20_Text">
      <loext:graphic-properties draw:fill="solid" draw:fill-color="#272822" draw:opacity="100%"/>
      <style:paragraph-properties fo:background-color="#272822"/>
      <style:text-properties fo:background-color="#000000"/>
    </style:style>
    <style:style style:name="P29" style:family="paragraph" style:parent-style-name="Preformatted_20_Text">
      <loext:graphic-properties draw:fill="solid" draw:fill-color="#272822" draw:opacity="100%"/>
      <style:paragraph-properties fo:background-color="#272822"/>
      <style:text-properties officeooo:paragraph-rsid="000e6001" fo:background-color="#000000"/>
    </style:style>
    <style:style style:name="P30" style:family="paragraph" style:parent-style-name="Preformatted_20_Text">
      <style:text-properties officeooo:paragraph-rsid="000e0663"/>
    </style:style>
    <style:style style:name="P31" style:family="paragraph" style:parent-style-name="Preformatted_20_Text">
      <style:text-properties officeooo:paragraph-rsid="000e6001"/>
    </style:style>
    <style:style style:name="P32" style:family="paragraph" style:parent-style-name="Preformatted_20_Text">
      <loext:graphic-properties draw:fill="solid" draw:fill-color="#272822" draw:opacity="100%"/>
      <style:paragraph-properties fo:background-color="#272822"/>
      <style:text-properties officeooo:paragraph-rsid="000e6001"/>
    </style:style>
    <style:style style:name="P33" style:family="paragraph" style:parent-style-name="Preformatted_20_Text">
      <loext:graphic-properties draw:fill="solid" draw:fill-color="#272822" draw:opacity="100%"/>
      <style:paragraph-properties fo:margin-top="0cm" fo:margin-bottom="0.499cm" loext:contextual-spacing="false" fo:background-color="#272822"/>
    </style:style>
    <style:style style:name="P34" style:family="paragraph" style:parent-style-name="Preformatted_20_Text">
      <loext:graphic-properties draw:fill="solid" draw:fill-color="#272822" draw:opacity="100%"/>
      <style:paragraph-properties fo:margin-top="0cm" fo:margin-bottom="0.499cm" loext:contextual-spacing="false" fo:background-color="#272822"/>
      <style:text-properties officeooo:paragraph-rsid="000e6001"/>
    </style:style>
    <style:style style:name="P35" style:family="paragraph" style:parent-style-name="Heading_20_1" style:list-style-name="">
      <style:text-properties officeooo:paragraph-rsid="000e0663"/>
    </style:style>
    <style:style style:name="P36" style:family="paragraph" style:parent-style-name="Heading_20_1">
      <style:text-properties officeooo:rsid="0010a19d" officeooo:paragraph-rsid="0010a19d"/>
    </style:style>
    <style:style style:name="P37" style:family="paragraph" style:parent-style-name="Heading_20_1">
      <style:paragraph-properties fo:break-before="page"/>
      <style:text-properties officeooo:rsid="0009d23e" officeooo:paragraph-rsid="0009d23e"/>
    </style:style>
    <style:style style:name="P38" style:family="paragraph" style:parent-style-name="Heading_20_1">
      <style:paragraph-properties fo:break-before="page"/>
      <style:text-properties officeooo:rsid="000db01c" officeooo:paragraph-rsid="000db01c"/>
    </style:style>
    <style:style style:name="P39" style:family="paragraph" style:parent-style-name="Heading_20_1">
      <style:paragraph-properties fo:break-before="page"/>
      <style:text-properties style:font-name="Liberation Sans" fo:font-size="18.2000007629395pt" fo:font-weight="bold" officeooo:rsid="000dc26e" officeooo:paragraph-rsid="000dc26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0" style:family="paragraph" style:parent-style-name="Heading_20_1">
      <style:paragraph-properties fo:break-before="page"/>
      <style:text-properties officeooo:rsid="000e0663" officeooo:paragraph-rsid="000e0663"/>
    </style:style>
    <style:style style:name="P41" style:family="paragraph" style:parent-style-name="Heading_20_1">
      <style:paragraph-properties fo:break-before="page"/>
      <style:text-properties officeooo:rsid="000e6001" officeooo:paragraph-rsid="000e6001"/>
    </style:style>
    <style:style style:name="P42" style:family="paragraph" style:parent-style-name="Heading_20_1">
      <style:paragraph-properties fo:break-before="page"/>
      <style:text-properties officeooo:rsid="0010a19d" officeooo:paragraph-rsid="0010a19d"/>
    </style:style>
    <style:style style:name="P43" style:family="paragraph" style:parent-style-name="Heading_20_2">
      <style:text-properties officeooo:paragraph-rsid="000e0663"/>
    </style:style>
    <style:style style:name="P44" style:family="paragraph" style:parent-style-name="Heading_20_2">
      <style:text-properties officeooo:rsid="000e0663" officeooo:paragraph-rsid="000e0663"/>
    </style:style>
    <style:style style:name="P45" style:family="paragraph" style:parent-style-name="Heading_20_2">
      <style:text-properties officeooo:rsid="000e6001" officeooo:paragraph-rsid="000e6001"/>
    </style:style>
    <style:style style:name="P46" style:family="paragraph" style:parent-style-name="Text_20_body" style:list-style-name="L1">
      <style:text-properties officeooo:paragraph-rsid="0010a19d"/>
    </style:style>
    <style:style style:name="P47" style:family="paragraph" style:parent-style-name="Text_20_body" style:list-style-name="L1">
      <style:text-properties style:font-name="Liberation Serif" fo:font-size="12pt" fo:font-weight="normal" officeooo:rsid="000b47c1" officeooo:paragraph-rsid="000b47c1" style:font-size-asian="10.5pt" style:font-weight-asian="normal" style:font-size-complex="12pt" style:font-weight-complex="normal"/>
    </style:style>
    <style:style style:name="P48" style:family="paragraph" style:parent-style-name="Text_20_body" style:list-style-name="L1">
      <style:text-properties style:font-name="Liberation Serif" fo:font-size="12pt" fo:font-weight="normal" officeooo:rsid="000b47c1" officeooo:paragraph-rsid="0010a19d" style:font-size-asian="10.5pt" style:font-weight-asian="normal" style:font-size-complex="12pt" style:font-weight-complex="normal"/>
    </style:style>
    <style:style style:name="P49" style:family="paragraph" style:parent-style-name="Text_20_body" style:list-style-name="L1">
      <style:text-properties style:font-name="Liberation Serif" fo:font-size="12pt" fo:font-weight="normal" officeooo:rsid="000bdc21" officeooo:paragraph-rsid="000bdc21" style:font-size-asian="10.5pt" style:font-weight-asian="normal" style:font-size-complex="12pt" style:font-weight-complex="normal"/>
    </style:style>
    <style:style style:name="P50" style:family="paragraph" style:parent-style-name="Text_20_body" style:list-style-name="L1">
      <style:text-properties style:font-name="Liberation Serif" fo:font-size="12pt" fo:font-weight="normal" officeooo:rsid="000bdc21" officeooo:paragraph-rsid="0010a19d" style:font-size-asian="10.5pt" style:font-weight-asian="normal" style:font-size-complex="12pt" style:font-weight-complex="normal"/>
    </style:style>
    <style:style style:name="P51" style:family="paragraph" style:parent-style-name="Text_20_body" style:list-style-name="L2">
      <style:text-properties officeooo:paragraph-rsid="000db01c"/>
    </style:style>
    <style:style style:name="P52" style:family="paragraph" style:parent-style-name="Text_20_body" style:list-style-name="L2">
      <style:text-properties fo:font-weight="normal" officeooo:rsid="000db01c" officeooo:paragraph-rsid="000db01c" style:font-weight-asian="normal" style:font-weight-complex="normal"/>
    </style:style>
    <style:style style:name="P53" style:family="paragraph" style:parent-style-name="Text_20_body" style:list-style-name="L2">
      <style:text-properties fo:font-weight="bold" officeooo:rsid="000db01c" officeooo:paragraph-rsid="000db01c" style:font-weight-asian="bold" style:font-weight-complex="bold"/>
    </style:style>
    <style:style style:name="P54" style:family="paragraph" style:parent-style-name="Text_20_body">
      <style:text-properties officeooo:rsid="0009d23e" officeooo:paragraph-rsid="0009d23e"/>
    </style:style>
    <style:style style:name="P55" style:family="paragraph" style:parent-style-name="Text_20_body">
      <style:text-properties officeooo:rsid="00145228" officeooo:paragraph-rsid="0014522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b01c" style:font-weight-asian="normal" style:font-weight-complex="normal"/>
    </style:style>
    <style:style style:name="T3" style:family="text">
      <style:text-properties fo:font-weight="normal" officeooo:rsid="000dc26e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b01c" style:font-weight-asian="bold" style:font-weight-complex="bold"/>
    </style:style>
    <style:style style:name="T6" style:family="text">
      <style:text-properties fo:font-weight="bold" officeooo:rsid="000e6001" style:font-weight-asian="bold" style:font-weight-complex="bold"/>
    </style:style>
    <style:style style:name="T7" style:family="text">
      <style:text-properties fo:font-weight="bold" style:font-name-asian="Noto Sans CJK SC" style:font-weight-asian="bold" style:font-name-complex="Lohit Devanagari" style:font-weight-complex="bold"/>
    </style:style>
    <style:style style:name="T8" style:family="text">
      <style:text-properties fo:font-weight="bold" officeooo:rsid="000bdc21" style:font-name-asian="Noto Sans CJK SC" style:font-weight-asian="bold" style:font-name-complex="Lohit Devanagari" style:font-weight-complex="bold"/>
    </style:style>
    <style:style style:name="T9" style:family="text">
      <style:text-properties fo:font-weight="bold" officeooo:rsid="000dc26e" style:font-name-asian="Noto Sans CJK SC" style:font-weight-asian="bold" style:font-name-complex="Lohit Devanagari" style:font-weight-complex="bold"/>
    </style:style>
    <style:style style:name="T10" style:family="text">
      <style:text-properties style:font-name-asian="Noto Sans CJK SC" style:font-name-complex="Lohit Devanagari"/>
    </style:style>
    <style:style style:name="T11" style:family="text">
      <style:text-properties officeooo:rsid="000bdc21" style:font-name-asian="Noto Sans CJK SC" style:font-name-complex="Lohit Devanagari"/>
    </style:style>
    <style:style style:name="T12" style:family="text">
      <style:text-properties officeooo:rsid="0010a19d" style:font-name-asian="Noto Sans CJK SC" style:font-name-complex="Lohit Devanagari"/>
    </style:style>
    <style:style style:name="T13" style:family="text">
      <style:text-properties fo:color="#f8f8f2"/>
    </style:style>
    <style:style style:name="T14" style:family="text">
      <style:text-properties fo:color="#f8f8f2" fo:background-color="#000000" loext:char-shading-value="0"/>
    </style:style>
    <style:style style:name="T15" style:family="text">
      <style:text-properties fo:color="#f8f8f2" officeooo:rsid="000e6001"/>
    </style:style>
    <style:style style:name="T16" style:family="text">
      <style:text-properties fo:color="#f8f8f2" style:font-name="Liberation Mono" fo:font-size="10pt" officeooo:rsid="000e6001" style:font-name-asian="Noto Sans Mono CJK SC" style:font-size-asian="10pt" style:font-name-complex="Liberation Mono" style:font-size-complex="10pt"/>
    </style:style>
    <style:style style:name="T17" style:family="text">
      <style:text-properties fo:color="#75715e"/>
    </style:style>
    <style:style style:name="T18" style:family="text">
      <style:text-properties fo:color="#75715e" fo:font-weight="bold" fo:background-color="#000000" loext:char-shading-value="0" style:font-weight-asian="bold" style:font-weight-complex="bold"/>
    </style:style>
    <style:style style:name="T19" style:family="text">
      <style:text-properties fo:color="#75715e" fo:background-color="#000000" loext:char-shading-value="0"/>
    </style:style>
    <style:style style:name="T20" style:family="text">
      <style:text-properties fo:color="#75715e" style:font-name="Liberation Mono" fo:font-size="10pt" officeooo:rsid="000e6001" style:font-name-asian="Noto Sans Mono CJK SC" style:font-size-asian="10pt" style:font-name-complex="Liberation Mono" style:font-size-complex="10pt"/>
    </style:style>
    <style:style style:name="T21" style:family="text">
      <style:text-properties fo:color="#e6db74"/>
    </style:style>
    <style:style style:name="T22" style:family="text">
      <style:text-properties fo:color="#e6db74" fo:background-color="#000000" loext:char-shading-value="0"/>
    </style:style>
    <style:style style:name="T23" style:family="text">
      <style:text-properties style:font-name="Liberation Serif" fo:font-size="12pt" fo:font-weight="normal" officeooo:rsid="000dc26e" style:font-name-asian="Noto Sans CJK SC" style:font-size-asian="10.5pt" style:font-weight-asian="normal" style:font-name-complex="Lohit Devanagari" style:font-size-complex="12pt" style:font-weight-complex="normal"/>
    </style:style>
    <style:style style:name="T24" style:family="text">
      <style:text-properties style:font-name="Liberation Serif" fo:font-size="12pt" fo:font-weight="normal" officeooo:rsid="000b47c1" style:font-name-asian="Noto Sans CJK SC" style:font-size-asian="10.5pt" style:font-weight-asian="normal" style:font-name-complex="Lohit Devanagari" style:font-size-complex="12pt" style:font-weight-complex="normal"/>
    </style:style>
    <style:style style:name="T25" style:family="text">
      <style:text-properties style:font-name="Liberation Serif" fo:font-size="12pt" officeooo:rsid="000dc26e" style:font-name-asian="Noto Sans CJK SC" style:font-size-asian="10.5pt" style:font-name-complex="Lohit Devanagari" style:font-size-complex="12pt"/>
    </style:style>
    <style:style style:name="T26" style:family="text">
      <style:text-properties style:font-name="Liberation Serif" fo:font-size="12pt" fo:font-weight="bold" officeooo:rsid="000dc26e" style:font-name-asian="Noto Sans CJK SC" style:font-size-asian="10.5pt" style:font-weight-asian="bold" style:font-name-complex="Lohit Devanagari" style:font-size-complex="12pt" style:font-weight-complex="bold"/>
    </style:style>
    <style:style style:name="T27" style:family="text">
      <style:text-properties style:font-name="Liberation Serif" fo:font-size="12pt" fo:font-weight="bold" officeooo:rsid="000b47c1" style:font-name-asian="Noto Sans CJK SC" style:font-size-asian="10.5pt" style:font-weight-asian="bold" style:font-name-complex="Lohit Devanagari" style:font-size-complex="12pt" style:font-weight-complex="bold"/>
    </style:style>
    <style:style style:name="T28" style:family="text">
      <style:text-properties style:font-name="Liberation Serif" fo:font-size="12pt" fo:font-weight="bold" officeooo:rsid="0010a19d" style:font-name-asian="Noto Sans CJK SC" style:font-size-asian="10.5pt" style:font-weight-asian="bold" style:font-name-complex="Lohit Devanagari" style:font-size-complex="12pt" style:font-weight-complex="bold"/>
    </style:style>
    <style:style style:name="T29" style:family="text">
      <style:text-properties officeooo:rsid="000e0663"/>
    </style:style>
    <style:style style:name="T30" style:family="text">
      <style:text-properties officeooo:rsid="000e6001"/>
    </style:style>
    <style:style style:name="T31" style:family="text">
      <style:text-properties fo:color="#f92672"/>
    </style:style>
    <style:style style:name="T32" style:family="text">
      <style:text-properties fo:color="#ae81ff"/>
    </style:style>
    <style:style style:name="T33" style:family="text">
      <style:text-properties officeooo:rsid="00101ece"/>
    </style:style>
    <style:style style:name="T34" style:family="text">
      <style:text-properties officeooo:rsid="00118f0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ontenedores Podma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2"><text:s/><text:span text:style-name="T4">Administración de sistemas informáticos en red</text:span></text:p>
      <text:p text:style-name="P5">-Proyecto Integrado de Grado Superior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Hecho Por: <text:span text:style-name="T1">Francisco Javier Martín Núñez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5">Sumario</text:p>
          </text:index-title>
          <text:p text:style-name="P23"><text:a xlink:type="simple" xlink:href="#__RefHeading___Toc169_1309084819" text:style-name="Index_20_Link" text:visited-style-name="Index_20_Link">1 Introducción<text:tab/>3</text:a></text:p>
          <text:p text:style-name="P24"><text:a xlink:type="simple" xlink:href="#__RefHeading___Toc171_1309084819" text:style-name="Index_20_Link" text:visited-style-name="Index_20_Link">1.1 Descripción<text:tab/>3</text:a></text:p>
          <text:p text:style-name="P23"><text:a xlink:type="simple" xlink:href="#__RefHeading___Toc173_1309084819" text:style-name="Index_20_Link" text:visited-style-name="Index_20_Link">2 Podman<text:tab/>4</text:a></text:p>
          <text:p text:style-name="P24"><text:a xlink:type="simple" xlink:href="#__RefHeading___Toc175_1309084819" text:style-name="Index_20_Link" text:visited-style-name="Index_20_Link">2.1 Instalación<text:tab/>4</text:a></text:p>
          <text:p text:style-name="P23"><text:a xlink:type="simple" xlink:href="#__RefHeading___Toc179_1309084819" text:style-name="Index_20_Link" text:visited-style-name="Index_20_Link">3 Podman-compose<text:tab/>5</text:a></text:p>
          <text:p text:style-name="P24"><text:a xlink:type="simple" xlink:href="#__RefHeading___Toc182_1309084819" text:style-name="Index_20_Link" text:visited-style-name="Index_20_Link">3.1 Instalación<text:tab/>5</text:a></text:p>
          <text:p text:style-name="P23"><text:a xlink:type="simple" xlink:href="#__RefHeading___Toc184_1309084819" text:style-name="Index_20_Link" text:visited-style-name="Index_20_Link">4 Skopeo<text:tab/>6</text:a></text:p>
          <text:p text:style-name="P24"><text:a xlink:type="simple" xlink:href="#__RefHeading___Toc186_1309084819" text:style-name="Index_20_Link" text:visited-style-name="Index_20_Link">4.1 Instalación<text:tab/>6</text:a></text:p>
          <text:p text:style-name="P23"><text:a xlink:type="simple" xlink:href="#__RefHeading___Toc297_1309084819" text:style-name="Index_20_Link" text:visited-style-name="Index_20_Link">5 Buildah<text:tab/>7</text:a></text:p>
          <text:p text:style-name="P24"><text:a xlink:type="simple" xlink:href="#__RefHeading___Toc299_1309084819" text:style-name="Index_20_Link" text:visited-style-name="Index_20_Link">5.1 Instalación<text:tab/>7</text:a></text:p>
          <text:p text:style-name="P23"><text:a xlink:type="simple" xlink:href="#__RefHeading___Toc313_1309084819" text:style-name="Index_20_Link" text:visited-style-name="Index_20_Link">6 Escenarios<text:tab/>8</text:a></text:p>
          <text:p text:style-name="P23"><text:a xlink:type="simple" xlink:href="#__RefHeading___Toc1184_368381084" text:style-name="Index_20_Link" text:visited-style-name="Index_20_Link">7 Conclusión<text:tab/>8</text:a></text:p>
        </text:index-body>
      </text:table-of-content>
      <text:p text:style-name="P9"/>
      <text:h text:style-name="P37" text:outline-level="1"><text:bookmark-start text:name="__RefHeading___Toc169_1309084819"/>Introducción<text:bookmark-end text:name="__RefHeading___Toc169_1309084819"/></text:h>
      <text:p text:style-name="P54">A continuación se va a pasar a explicar y ver los puntos que vamos a tratar en nuestro proyecto integrado y las herramientas de las que vamos a hacer uso.</text:p>
      <text:p text:style-name="P55">Para poder ver mas en profundidad y ver los ejemplos de uso de dichas herramientas se puede encontrar mas información en mi web:</text:p>
      <text:p text:style-name="P55"><text:a xlink:type="simple" xlink:href="https://franjavimn.onrender.com/proyecto-podman" text:style-name="Internet_20_link" text:visited-style-name="Visited_20_Internet_20_Link">https://franjavimn.onrender.com/proyecto-podman</text:a></text:p>
      <text:h text:style-name="Heading_20_2" text:outline-level="2"><text:bookmark-start text:name="__RefHeading___Toc171_1309084819"/>Descripción<text:bookmark-end text:name="__RefHeading___Toc171_1309084819"/></text:h>
      <text:p text:style-name="P11"><text:span text:style-name="T10">En el siguiente proyecto integrado vamos a hacer uso del motor de contenedores llamado </text:span><text:span text:style-name="T7">Podman</text:span><text:span text:style-name="T10"> y de tres herramientas complementarias a este como son </text:span><text:span text:style-name="T7">Skopeo, Buildah y Podman-compose</text:span><text:span text:style-name="T10">.</text:span></text:p>
      <text:p text:style-name="P13"/>
      <text:p text:style-name="P13">Con las herramientas anteriormente dichas vamos a proceder a explicar en que consiste el proyecto:</text:p>
      <text:list xml:id="list1899489711" text:style-name="L1">
        <text:list-item>
          <text:p text:style-name="P47"><text:span text:style-name="T10">Instalación de las distintas herramientas en maquinas creadas con </text:span><text:span text:style-name="T7">Vagrant</text:span></text:p>
        </text:list-item>
        <text:list-item>
          <text:p text:style-name="P47"><text:span text:style-name="T10">Creación y gestión de contenedores con </text:span><text:span text:style-name="T7">Podman</text:span></text:p>
          <text:list>
            <text:list-item>
              <text:p text:style-name="P47"><text:span text:style-name="T10">Creación de un contenedor con la imagen </text:span><text:span text:style-name="T7">“hello-world”.</text:span></text:p>
            </text:list-item>
          </text:list>
        </text:list-item>
        <text:list-item>
          <text:p text:style-name="P47"><text:span text:style-name="T10">Despliegue de </text:span><text:span text:style-name="T7">pods</text:span><text:span text:style-name="T10"> con varios contenedores gracias a </text:span><text:span text:style-name="T7">podman</text:span></text:p>
          <text:list>
            <text:list-item>
              <text:p text:style-name="P47"><text:span text:style-name="T10">Despliegue de un </text:span><text:span text:style-name="T7">pod</text:span><text:span text:style-name="T10"> con dos contenedores, una base de datos </text:span><text:span text:style-name="T7">MySQL </text:span><text:span text:style-name="T10">y la aplicación </text:span><text:span text:style-name="T7">Bookmedik </text:span><text:span text:style-name="T11">y el despliegue de una aplicación </text:span><text:span text:style-name="T8">Wordpress</text:span><text:span text:style-name="T11"> junto a su base de datos </text:span><text:span text:style-name="T8">MySQL</text:span><text:span text:style-name="T11">.</text:span></text:p>
            </text:list-item>
          </text:list>
        </text:list-item>
        <text:list-item>
          <text:p text:style-name="P47"><text:span text:style-name="T10">Uso de </text:span><text:span text:style-name="T7">podman-compose</text:span><text:span text:style-name="T10"> para el despliegue de escenarios creados mediante ficheros </text:span><text:span text:style-name="T7">docker-compose.yml</text:span></text:p>
          <text:list>
            <text:list-item>
              <text:p text:style-name="P47"><text:span text:style-name="T10">Uso de los ficheros </text:span><text:span text:style-name="T7">docker-compose.yml</text:span><text:span text:style-name="T10"> que tenemos en el repositorio del proyecto.</text:span></text:p>
            </text:list-item>
          </text:list>
        </text:list-item>
        <text:list-item>
          <text:p text:style-name="P47"><text:span text:style-name="T10">Obtener información de imágenes que se encuentren en registros locales o públicos como </text:span><text:span text:style-name="T7">DockerHub</text:span><text:span text:style-name="T10"> mediante </text:span><text:span text:style-name="T7">Skopeo.</text:span></text:p>
          <text:list>
            <text:list-item>
              <text:p text:style-name="P49"><text:span text:style-name="T10">Mostrar la funcionalidad de mostrar la información de las imágenes del registros de </text:span><text:span text:style-name="T7">DockerHub.</text:span></text:p>
            </text:list-item>
          </text:list>
        </text:list-item>
        <text:list-item>
          <text:p text:style-name="P47"><text:span text:style-name="T10">Creación y gestión de imágenes con la herramienta de </text:span><text:span text:style-name="T7">Buildah.</text:span></text:p>
          <text:list>
            <text:list-item>
              <text:p text:style-name="P49"><text:span text:style-name="T10">Mostrar como se crear la imagen con </text:span><text:span text:style-name="T7">bookmedik</text:span><text:span text:style-name="T10">, que vamos a usar en uno de los despliegues que tenemos.</text:span></text:p>
            </text:list-item>
          </text:list>
        </text:list-item>
      </text:list>
      <text:h text:style-name="P38" text:outline-level="1"><text:bookmark-start text:name="__RefHeading___Toc173_1309084819"/>Podman<text:bookmark-end text:name="__RefHeading___Toc173_1309084819"/></text:h>
      <text:p text:style-name="P14"><text:span text:style-name="T4">Podman</text:span> es un motor de contenedores similar a <text:span text:style-name="T4">Docker</text:span>, que es su rival mas cercano, pero este tiene unas diferencias notables respecto a <text:span text:style-name="T4">Docker</text:span> que lo hacen una buena alternativa para el uso de <text:span text:style-name="T4">Podman</text:span> en vez de <text:span text:style-name="T4">Docker:</text:span></text:p>
      <text:list xml:id="list3118406817" text:style-name="L2">
        <text:list-item>
          <text:p text:style-name="P52"><text:span text:style-name="T4">Podman</text:span> es <text:span text:style-name="T4">rootless</text:span>, es decir, no es necesario que nuestro usuario tenga permisos de <text:span text:style-name="T4">superusuario</text:span> para gestionar los contenedores mediante <text:span text:style-name="T4">.</text:span></text:p>
        </text:list-item>
        <text:list-item>
          <text:p text:style-name="P51"><text:span text:style-name="T5">Podman </text:span><text:span text:style-name="T2">es mas liviano que </text:span><text:span text:style-name="T5">Docker</text:span><text:span text:style-name="T2"> ya que este </text:span>carece de un <text:span text:style-name="Emphasis">demonio central</text:span> para cada uno de los contenedores, en su lugar, han descentralizado todos los componentes necesarios para la gestión de contenedores y los han individualizado en componentes más pequeños que se utilizarán solo cuando sean necesarios.</text:p>
        </text:list-item>
        <text:list-item>
          <text:p text:style-name="P53">Podman <text:span text:style-name="T1">nos da la posibilidad de la creación de </text:span>pods<text:span text:style-name="T1"> de uno o varios contenedores, tomando como referencia a la forma en que lo hace </text:span>Kubernetes</text:p>
        </text:list-item>
        <text:list-item>
          <text:p text:style-name="P51">La sintaxis<text:span text:style-name="T1"> que usa </text:span><text:span text:style-name="T3">P</text:span><text:span text:style-name="T4">odman</text:span><text:span text:style-name="T1"> es la misma que tiene </text:span><text:span text:style-name="T4">Docker</text:span><text:span text:style-name="T1">, por lo que la migración desde </text:span><text:span text:style-name="T4">Docker</text:span><text:span text:style-name="T1"> es muy sencilla.</text:span></text:p>
        </text:list-item>
      </text:list>
      <text:h text:style-name="P43" text:outline-level="2" text:is-list-header="true"><text:bookmark-start text:name="__RefHeading___Toc175_1309084819"/><text:span text:style-name="T29">2.1<text:tab/></text:span>Instalación<text:bookmark-end text:name="__RefHeading___Toc175_1309084819"/></text:h>
      <text:p text:style-name="P15">Para la instalación de <text:span text:style-name="T4">Podman</text:span> vamos a seguir la documentación oficial para la instalación en una maquina virtual creada con <text:span text:style-name="T4">Vagrant</text:span> y <text:span text:style-name="T4">Debian 10:</text:span></text:p>
      <text:p text:style-name="P27"><text:span text:style-name="Source_20_Text"><text:span text:style-name="T18">#### Debemos de habilitar en espacio de nombre de root #### <text:s text:c="21"/></text:span></text:span></text:p>
      <text:p text:style-name="P26"><text:span text:style-name="Source_20_Text"><text:span text:style-name="T14">echo </text:span></text:span><text:span text:style-name="Source_20_Text"><text:span text:style-name="T22">'kernel.unprivileged_userns_clone=1'</text:span></text:span><text:span text:style-name="Source_20_Text"><text:span text:style-name="T14"> &gt; /etc/sysctl.d/00-local-userns.conf</text:span></text:span></text:p>
      <text:p text:style-name="P26"><text:span text:style-name="Source_20_Text"><text:span text:style-name="T14">systemctl restart procps</text:span></text:span></text:p>
      <text:p text:style-name="P28"/>
      <text:p text:style-name="P26"><text:span text:style-name="Source_20_Text"><text:span text:style-name="T19">#### Añadimos los repositorios de backports de Debian 10 ####</text:span></text:span></text:p>
      <text:p text:style-name="P26"><text:span text:style-name="Source_20_Text"><text:span text:style-name="T14">echo </text:span></text:span><text:span text:style-name="Source_20_Text"><text:span text:style-name="T22">'deb http://deb.debian.org/debian buster-backports main'</text:span></text:span><text:span text:style-name="Source_20_Text"><text:span text:style-name="T14"> &gt;&gt;</text:span></text:span><text:span text:style-name="Source_20_Text"><text:span text:style-name="T13"> /etc/apt/sources.list</text:span></text:span></text:p>
      <text:p text:style-name="P26"><text:span text:style-name="Source_20_Text"><text:span text:style-name="T13">echo </text:span></text:span><text:span text:style-name="Source_20_Text"><text:span text:style-name="T21">'deb https://download.opensuse.org/repositories/devel:/kubic:/libcontainers:/stable/Debian_10/ /'</text:span></text:span><text:span text:style-name="Source_20_Text"><text:span text:style-name="T13"> &gt; /etc/apt/sources.list.d/devel:kubic:libcontainers:stable.list</text:span></text:span></text:p>
      <text:p text:style-name="P26"/>
      <text:p text:style-name="P26"><text:span text:style-name="Source_20_Text"><text:span text:style-name="T17">#### Descargamos e instalamos la clave de los repositorios ####</text:span></text:span></text:p>
      <text:p text:style-name="P26"><text:span text:style-name="Source_20_Text"><text:span text:style-name="T13">curl -L https://download.opensuse.org/repositories/devel:/kubic:/libcontainers:/stable/Debian_10/Release.key | sudo apt-key add -</text:span></text:span></text:p>
      <text:p text:style-name="P26"/>
      <text:p text:style-name="P26"><text:span text:style-name="Source_20_Text"><text:span text:style-name="T17">#### Actualizamos la lista de paquetes e instalamos dependencias desde backports ####</text:span></text:span></text:p>
      <text:p text:style-name="P26"><text:span text:style-name="Source_20_Text"><text:span text:style-name="T13">sudo apt update</text:span></text:span></text:p>
      <text:p text:style-name="P26"><text:span text:style-name="Source_20_Text"><text:span text:style-name="T13">sudo apt -y -t buster-backports install libseccomp2</text:span></text:span></text:p>
      <text:p text:style-name="P26"/>
      <text:p text:style-name="P26"><text:span text:style-name="Source_20_Text"><text:span text:style-name="T17">#### Instalamos podman ####</text:span></text:span></text:p>
      <text:p text:style-name="P33"><text:span text:style-name="Source_20_Text"><text:span text:style-name="T13">sudo apt -y install podman</text:span></text:span></text:p>
      <text:p text:style-name="P15"><text:span text:style-name="T1">Si nuestro sistema es diferente a </text:span><text:span text:style-name="Strong_20_Emphasis"><text:span text:style-name="T1">Debian 10</text:span></text:span><text:span text:style-name="T1"> en la </text:span><text:a xlink:type="simple" xlink:href="https://podman.io/getting-started/installation" text:style-name="Internet_20_link" text:visited-style-name="Visited_20_Internet_20_Link"><text:span text:style-name="T1">documentación oficial</text:span></text:a><text:span text:style-name="T1"> podemos encontrar la forma de instalarlo en nuestro sistema.</text:span></text:p>
      <text:p text:style-name="P7"/>
      <text:h text:style-name="P39" text:outline-level="1"><text:bookmark-start text:name="__RefHeading___Toc179_1309084819"/>Podman-compose<text:bookmark-end text:name="__RefHeading___Toc179_1309084819"/></text:h>
      <text:p text:style-name="P12"><text:span text:style-name="T10">Al igual que con los contenedores </text:span><text:span text:style-name="T7">Docker</text:span><text:span text:style-name="T10"> tenemos la herramienta de </text:span><text:span text:style-name="Strong_20_Emphasis"><text:span text:style-name="T10">docker-compose</text:span></text:span><text:span text:style-name="T10"> que nos permite desplegar escenarios de contenedores mediante un fichero .yaml, también tenemos la misma herramienta para </text:span><text:span text:style-name="T7">Podman</text:span><text:span text:style-name="T10"> llamada </text:span><text:span text:style-name="T7">podman-compose</text:span><text:span text:style-name="T10">.</text:span></text:p>
      <text:p text:style-name="P16"><text:span text:style-name="T26">Podman-compose</text:span><text:span text:style-name="T23"> es un proyecto que es definido por sus propios desarrolladores como </text:span><text:span text:style-name="Strong_20_Emphasis"><text:span text:style-name="T25">un script para usar ficheros docker-compose.yml con podman</text:span></text:span><text:span text:style-name="T23">. E</text:span><text:span text:style-name="T10">sta herramienta es un poco distinta a la hora de desplegar los escenarios ya que esta usa la utilidad de </text:span><text:span text:style-name="T9">P</text:span><text:span text:style-name="T7">odman</text:span><text:span text:style-name="T10"> de crear </text:span><text:span text:style-name="T7">pods</text:span><text:span text:style-name="T10"> con varios contenedores.</text:span></text:p>
      <text:h text:style-name="P44" text:outline-level="2" text:is-list-header="true"><text:bookmark-start text:name="__RefHeading___Toc182_1309084819"/>3.1<text:tab/>Instalación<text:bookmark-end text:name="__RefHeading___Toc182_1309084819"/></text:h>
      <text:p text:style-name="P17">La instalación se puede hacer de distintas maneras y podemos ver las distintas formas de instalar este herramienta en múltiples distribuciones de linux, así bien, yo lo instalare en una maquina con Debian 10, lo podemos ver <text:a xlink:type="simple" xlink:href="https://github.com/containers/podman-compose" text:style-name="Internet_20_link" text:visited-style-name="Visited_20_Internet_20_Link">aqui</text:a>:</text:p>
      <text:p text:style-name="P30"><text:span text:style-name="Source_20_Text"><text:span text:style-name="T19">#### En una maquina Debian 10 instalamos lass herramientas para manejar paquetes python ####</text:span></text:span></text:p>
      <text:p text:style-name="P26"><text:span text:style-name="Source_20_Text"><text:span text:style-name="T14">vagrant@podman:~$ sudo apt install python3-p</text:span></text:span><text:span text:style-name="Source_20_Text"><text:span text:style-name="T13">ip</text:span></text:span></text:p>
      <text:p text:style-name="P26"/>
      <text:p text:style-name="P26"><text:span text:style-name="Source_20_Text"><text:span text:style-name="T17">#### Una vez instalados, instalamos las dependencias de podman-compose ####</text:span></text:span></text:p>
      <text:p text:style-name="P26"><text:span text:style-name="Source_20_Text"><text:span text:style-name="T13">vagrant@podman:~$ pip3 install pyaml</text:span></text:span></text:p>
      <text:p text:style-name="P26"><text:span text:style-name="Source_20_Text"><text:span text:style-name="T13">Collecting pyaml</text:span></text:span></text:p>
      <text:p text:style-name="P26"/>
      <text:p text:style-name="P26"><text:span text:style-name="Source_20_Text"><text:span text:style-name="T17">#### Instalamos desde los repositorios de git el paquete de podman-compose ####</text:span></text:span></text:p>
      <text:p text:style-name="P33"><text:span text:style-name="Source_20_Text"><text:span text:style-name="T13">vagrant@podman:~$ pip3 install https://github.com/containers/podman-compose/archive/devel.tar.gz</text:span></text:span></text:p>
      <text:h text:style-name="P35" text:outline-level="1"/>
      <text:h text:style-name="P40" text:outline-level="1"><text:bookmark-start text:name="__RefHeading___Toc184_1309084819"/>Skopeo<text:bookmark-end text:name="__RefHeading___Toc184_1309084819"/></text:h>
      <text:p text:style-name="P17">Si queremos ver que tipo de imágenes tenemos en estos registros, ver si la imagen existe, obtener información sobre una imagen… Para ello tenemos la herramienta de <text:span text:style-name="Strong_20_Emphasis">Skopeo</text:span> que es una utilidad línea de comandos que realiza varias operaciones en imágenes de contenedores y registros de imágenes.</text:p>
      <text:p text:style-name="P17">Una de las principales ventajas que tiene <text:span text:style-name="Strong_20_Emphasis">Skopeo</text:span> es que puede ser ejecutado sin ser usuario root al igual que pasa con podman y también, como característica principal es que no tiene ningún <text:span text:style-name="Emphasis">demonio</text:span> ejecutándose para su funcionamiento.</text:p>
      <text:p text:style-name="Text_20_body">Como característica sobre la compatibilidad de Skopeo con imágenes, este es compatibles con imágenes de tipo <text:span text:style-name="Strong_20_Emphasis">OCI</text:span>(Open Container Initiative) y con imágenes de docker v2.</text:p>
      <text:p text:style-name="Text_20_body"/>
      <text:h text:style-name="P45" text:outline-level="2" text:is-list-header="true"><text:bookmark-start text:name="__RefHeading___Toc186_1309084819"/>4.1<text:tab/>Instalación<text:bookmark-end text:name="__RefHeading___Toc186_1309084819"/></text:h>
      <text:p text:style-name="P18">Para ello, en <text:span text:style-name="T6">D</text:span><text:span text:style-name="T4">ebian 10</text:span> aun no se encuentra en repositorios el paquete de <text:span text:style-name="Strong_20_Emphasis">Skopeo</text:span> que es el que queremos instalar, para ello debemos de añadir los repositorios de <text:span text:style-name="T4">backports</text:span>:</text:p>
      <text:p text:style-name="P18"/>
      <text:p text:style-name="P31"><text:span text:style-name="Source_20_Text"><text:span text:style-name="T19">#### Añadimos los repositorios de backports ####</text:span></text:span></text:p>
      <text:p text:style-name="P26"><text:span text:style-name="Source_20_Text"><text:span text:style-name="T14">root@skopeo:/home/vagrant# echo </text:span></text:span><text:span text:style-name="Source_20_Text"><text:span text:style-name="T22">'deb http://deb.debian.org/debian buster-backports main'</text:span></text:span><text:span text:style-name="Source_20_Text"><text:span text:style-name="T14"> &gt;&gt; /etc/apt/sources.list</text:span></text:span></text:p>
      <text:p text:style-name="P26"><text:span text:style-name="Source_20_Text"><text:span text:style-name="T14">root@skopeo:/home/vagrant# echo </text:span></text:span><text:span text:style-name="Source_20_Text"><text:span text:style-name="T22">'deb https://download.opensuse.org/repositories/devel:/kubic:/libcontainers:/stable/Debian_10/ /'</text:span></text:span><text:span text:style-name="Source_20_Text"><text:span text:style-name="T14"> &gt; /etc/apt/sources.list.d/devel:kubic:libcontainers:stable.list</text:span></text:span></text:p>
      <text:p text:style-name="P28"/>
      <text:p text:style-name="P26"><text:span text:style-name="Source_20_Text"><text:span text:style-name="T17">#### Descargamos la clave de los repositorios ####</text:span></text:span></text:p>
      <text:p text:style-name="P26"><text:span text:style-name="Source_20_Text"><text:span text:style-name="T31">(</text:span></text:span><text:span text:style-name="Source_20_Text"><text:span text:style-name="T13">Instalar si no se tiene el paquete de gnupg</text:span></text:span><text:span text:style-name="Source_20_Text"><text:span text:style-name="T31">)</text:span></text:span></text:p>
      <text:p text:style-name="P26"><text:span text:style-name="Source_20_Text"><text:span text:style-name="T13">vagrant@skopeo:~$ sudo apt install gnupg</text:span></text:span></text:p>
      <text:p text:style-name="P26"/>
      <text:p text:style-name="P26"><text:span text:style-name="Source_20_Text"><text:span text:style-name="T13">vagrant@skopeo:~$ curl -L https://download.opensuse.org/repositories/devel:/kubic:/libcontainers:/stable/Debian_10/Release.key | sudo apt-key add -</text:span></text:span></text:p>
      <text:p text:style-name="P26"><text:span text:style-name="Source_20_Text"><text:span text:style-name="T13"><text:s text:c="2"/>% Total <text:s text:c="3"/>% Received % Xferd <text:s/>Average Speed <text:s text:c="2"/>Time <text:s text:c="3"/>Time <text:s text:c="4"/>Time <text:s/>Current</text:span></text:span></text:p>
      <text:p text:style-name="P26"><text:span text:style-name="Source_20_Text"><text:span text:style-name="T13"><text:s text:c="33"/>Dload <text:s/>Upload <text:s text:c="2"/>Total <text:s text:c="2"/>Spent <text:s text:c="3"/>Left <text:s/>Speed</text:span></text:span></text:p>
      <text:p text:style-name="P26"><text:span text:style-name="Source_20_Text"><text:span text:style-name="T32">100</text:span></text:span><text:span text:style-name="Source_20_Text"><text:span text:style-name="T13"> <text:s/></text:span></text:span><text:span text:style-name="Source_20_Text"><text:span text:style-name="T32">1093</text:span></text:span><text:span text:style-name="Source_20_Text"><text:span text:style-name="T13"> <text:s/></text:span></text:span><text:span text:style-name="Source_20_Text"><text:span text:style-name="T32">100</text:span></text:span><text:span text:style-name="Source_20_Text"><text:span text:style-name="T13"> <text:s/></text:span></text:span><text:span text:style-name="Source_20_Text"><text:span text:style-name="T32">1093</text:span></text:span><text:span text:style-name="Source_20_Text"><text:span text:style-name="T13"> <text:s text:c="3"/></text:span></text:span><text:span text:style-name="Source_20_Text"><text:span text:style-name="T32">0</text:span></text:span><text:span text:style-name="Source_20_Text"><text:span text:style-name="T13"> <text:s text:c="4"/></text:span></text:span><text:span text:style-name="Source_20_Text"><text:span text:style-name="T32">0</text:span></text:span><text:span text:style-name="Source_20_Text"><text:span text:style-name="T13"> <text:s text:c="2"/></text:span></text:span><text:span text:style-name="Source_20_Text"><text:span text:style-name="T32">3149</text:span></text:span><text:span text:style-name="Source_20_Text"><text:span text:style-name="T13"> <text:s text:c="5"/></text:span></text:span><text:span text:style-name="Source_20_Text"><text:span text:style-name="T32">0</text:span></text:span><text:span text:style-name="Source_20_Text"><text:span text:style-name="T13"> --:--:-- --:--:-- --:--:-- <text:s/></text:span></text:span><text:span text:style-name="Source_20_Text"><text:span text:style-name="T32">3140</text:span></text:span></text:p>
      <text:p text:style-name="P26"><text:span text:style-name="Source_20_Text"><text:span text:style-name="T13">OK</text:span></text:span></text:p>
      <text:p text:style-name="P26"/>
      <text:p text:style-name="P26"><text:span text:style-name="Source_20_Text"><text:span text:style-name="T17">#### Actualizamos la lista de paquetes y descargamos Skopeo ####</text:span></text:span></text:p>
      <text:p text:style-name="P26"><text:span text:style-name="Source_20_Text"><text:span text:style-name="T13">vagrant@skopeo:~$ sudo apt update</text:span></text:span></text:p>
      <text:p text:style-name="P26"/>
      <text:p text:style-name="P33"><text:span text:style-name="Source_20_Text"><text:span text:style-name="T13">vagrant@skopeo:~$ sudo apt install -t buster-backports skopeo</text:span></text:span></text:p>
      <text:p text:style-name="P18">De esta forma ya tendríamos <text:span text:style-name="Strong_20_Emphasis">Skopeo</text:span> en nuestra maquina de pruebas instalado, si queremos instalarlo en otra distribución que no sea <text:span text:style-name="T30">Debian</text:span> podemos seguir los pasos del siguiente <text:a xlink:type="simple" xlink:href="https://github.com/containers/skopeo/blob/master/install.md" text:style-name="Internet_20_link" text:visited-style-name="Visited_20_Internet_20_Link">enlace</text:a>.</text:p>
      <text:h text:style-name="P41" text:outline-level="1"><text:bookmark-start text:name="__RefHeading___Toc297_1309084819"/>Buildah<text:bookmark-end text:name="__RefHeading___Toc297_1309084819"/></text:h>
      <text:p text:style-name="P18"><text:span text:style-name="Strong_20_Emphasis">Buildah</text:span> es una herramienta de linea de comandos que nos permite la <text:span text:style-name="Emphasis">construcción</text:span> de imágenes para contenedores del tipo <text:span text:style-name="Strong_20_Emphasis">OCI</text:span>(Open Container Initiative).</text:p>
      <text:p text:style-name="Text_20_body"><text:span text:style-name="T4">Buildah</text:span> es una herramienta de creación que le permite controlar cómo se disponen las capas de imágenes y se accede a los datos durante las creaciones. Para utilizar este programa, no se requiere ser el usuario <text:span text:style-name="Strong_20_Emphasis">root</text:span> por lo que, al igual que ocurre con <text:span text:style-name="T4">podman</text:span>, es una herramienta <text:span text:style-name="Strong_20_Emphasis">rootless</text:span> y podemos usarla siendo usuarios normales del sistema.</text:p>
      <text:p text:style-name="Text_20_body"/>
      <text:h text:style-name="P45" text:outline-level="2" text:is-list-header="true"><text:bookmark-start text:name="__RefHeading___Toc299_1309084819"/>5.1<text:tab/>Instalación<text:bookmark-end text:name="__RefHeading___Toc299_1309084819"/></text:h>
      <text:p text:style-name="P18"/>
      <text:p text:style-name="P19">Para ello lo instalamos en una maquina con un sistema Debian 10:</text:p>
      <text:p text:style-name="P31"><text:span text:style-name="Source_20_Text"><text:span text:style-name="T19">#### Añadimos los repositorios de backports ####</text:span></text:span></text:p>
      <text:p text:style-name="P32"><text:span text:style-name="Source_20_Text"><text:span text:style-name="T14">root@skopeo:/home/vagrant# echo </text:span></text:span><text:span text:style-name="Source_20_Text"><text:span text:style-name="T22">'deb http://deb.debian.org/debian buster-backports main'</text:span></text:span><text:span text:style-name="Source_20_Text"><text:span text:style-name="T14"> &gt;&gt; /etc/apt/sources.list</text:span></text:span></text:p>
      <text:p text:style-name="P32"><text:span text:style-name="Source_20_Text"><text:span text:style-name="T14">root@skopeo:/home/vagrant# echo </text:span></text:span><text:span text:style-name="Source_20_Text"><text:span text:style-name="T22">'deb https://download.opensuse.org/repositories/devel:/kubic:/libcontainers:/stable/Debian_10/ /'</text:span></text:span><text:span text:style-name="Source_20_Text"><text:span text:style-name="T14"> &gt; /etc/apt/sources.list.d/devel:kubic:libcontainers:stable.list</text:span></text:span></text:p>
      <text:p text:style-name="P29"/>
      <text:p text:style-name="P32"><text:span text:style-name="Source_20_Text"><text:span text:style-name="T17">#### Descargamos la clave de los repositorios ####</text:span></text:span></text:p>
      <text:p text:style-name="P32"><text:span text:style-name="Source_20_Text"><text:span text:style-name="T31">(</text:span></text:span><text:span text:style-name="Source_20_Text"><text:span text:style-name="T13">Instalar si no se tiene el paquete de gnupg</text:span></text:span><text:span text:style-name="Source_20_Text"><text:span text:style-name="T31">)</text:span></text:span></text:p>
      <text:p text:style-name="P32"><text:span text:style-name="Source_20_Text"><text:span text:style-name="T13">vagrant@skopeo:~$ sudo apt install gnupg</text:span></text:span></text:p>
      <text:p text:style-name="P32"/>
      <text:p text:style-name="P32"><text:span text:style-name="Source_20_Text"><text:span text:style-name="T13">vagrant@skopeo:~$ curl -L https://download.opensuse.org/repositories/devel:/kubic:/libcontainers:/stable/Debian_10/Release.key | sudo apt-key add -</text:span></text:span></text:p>
      <text:p text:style-name="P32"><text:span text:style-name="Source_20_Text"><text:span text:style-name="T13"><text:s text:c="2"/>% Total <text:s text:c="3"/>% Received % Xferd <text:s/>Average Speed <text:s text:c="2"/>Time <text:s text:c="3"/>Time <text:s text:c="4"/>Time <text:s/>Current</text:span></text:span></text:p>
      <text:p text:style-name="P32"><text:span text:style-name="Source_20_Text"><text:span text:style-name="T13"><text:s text:c="33"/>Dload <text:s/>Upload <text:s text:c="2"/>Total <text:s text:c="2"/>Spent <text:s text:c="3"/>Left <text:s/>Speed</text:span></text:span></text:p>
      <text:p text:style-name="P32"><text:span text:style-name="Source_20_Text"><text:span text:style-name="T32">100</text:span></text:span><text:span text:style-name="Source_20_Text"><text:span text:style-name="T13"> <text:s/></text:span></text:span><text:span text:style-name="Source_20_Text"><text:span text:style-name="T32">1093</text:span></text:span><text:span text:style-name="Source_20_Text"><text:span text:style-name="T13"> <text:s/></text:span></text:span><text:span text:style-name="Source_20_Text"><text:span text:style-name="T32">100</text:span></text:span><text:span text:style-name="Source_20_Text"><text:span text:style-name="T13"> <text:s/></text:span></text:span><text:span text:style-name="Source_20_Text"><text:span text:style-name="T32">1093</text:span></text:span><text:span text:style-name="Source_20_Text"><text:span text:style-name="T13"> <text:s text:c="3"/></text:span></text:span><text:span text:style-name="Source_20_Text"><text:span text:style-name="T32">0</text:span></text:span><text:span text:style-name="Source_20_Text"><text:span text:style-name="T13"> <text:s text:c="4"/></text:span></text:span><text:span text:style-name="Source_20_Text"><text:span text:style-name="T32">0</text:span></text:span><text:span text:style-name="Source_20_Text"><text:span text:style-name="T13"> <text:s text:c="2"/></text:span></text:span><text:span text:style-name="Source_20_Text"><text:span text:style-name="T32">3149</text:span></text:span><text:span text:style-name="Source_20_Text"><text:span text:style-name="T13"> <text:s text:c="5"/></text:span></text:span><text:span text:style-name="Source_20_Text"><text:span text:style-name="T32">0</text:span></text:span><text:span text:style-name="Source_20_Text"><text:span text:style-name="T13"> --:--:-- --:--:-- --:--:-- <text:s/></text:span></text:span><text:span text:style-name="Source_20_Text"><text:span text:style-name="T32">3140</text:span></text:span></text:p>
      <text:p text:style-name="P32"><text:span text:style-name="Source_20_Text"><text:span text:style-name="T13">OK</text:span></text:span></text:p>
      <text:p text:style-name="P32"><text:span text:style-name="Source_20_Text"><text:span text:style-name="T17">#### Actualizamos la lista de paquetes y descargamos </text:span></text:span><text:span text:style-name="Source_20_Text"><text:span text:style-name="T20">Buildah</text:span></text:span><text:span text:style-name="Source_20_Text"><text:span text:style-name="T17"> ####</text:span></text:span></text:p>
      <text:p text:style-name="P32"><text:span text:style-name="Source_20_Text"><text:span text:style-name="T13">vagrant@</text:span></text:span><text:span text:style-name="Source_20_Text"><text:span text:style-name="T16">buildah</text:span></text:span><text:span text:style-name="Source_20_Text"><text:span text:style-name="T13">:~$ sudo apt update</text:span></text:span></text:p>
      <text:p text:style-name="P32"/>
      <text:p text:style-name="P34"><text:span text:style-name="Source_20_Text"><text:span text:style-name="T15">vagrant@buildah:~$ sudo apt install -t buster-backports </text:span></text:span><text:span text:style-name="Source_20_Text"><text:span text:style-name="T16">Buildah</text:span></text:span></text:p>
      <text:p text:style-name="P20"><text:span text:style-name="T33">Si queremos instalarlo en otra distribución podemos consultar las documentación oficial </text:span><text:a xlink:type="simple" xlink:href="https://github.com/containers/buildah/blob/master/install.md" text:style-name="Internet_20_link" text:visited-style-name="Visited_20_Internet_20_Link"><text:span text:style-name="T33">aqui</text:span></text:a><text:span text:style-name="T33">.</text:span></text:p>
      <text:p text:style-name="P20"/>
      <text:h text:style-name="P42" text:outline-level="1"><text:bookmark-start text:name="__RefHeading___Toc313_1309084819"/>Escenarios<text:bookmark-end text:name="__RefHeading___Toc313_1309084819"/></text:h>
      <text:p text:style-name="P21">Para ello vamos a seguir los ejemplos que se encuentran en mi web:</text:p>
      <text:list xml:id="list125034317225839" text:continue-list="list1899489711" text:style-name="L1">
        <text:list-item>
          <text:p text:style-name="P48"><text:span text:style-name="T10">Instalación de las distintas herramientas en maquinas creadas con </text:span><text:span text:style-name="T7">Vagrant</text:span></text:p>
        </text:list-item>
        <text:list-item>
          <text:p text:style-name="P48"><text:span text:style-name="T10">Creación y gestión de contenedores con </text:span><text:span text:style-name="T7">Podman</text:span></text:p>
          <text:list>
            <text:list-item>
              <text:p text:style-name="P46"><text:span text:style-name="T24">Creación de un contenedor con la imagen </text:span><text:span text:style-name="T27">“hello-world”. </text:span><text:a xlink:type="simple" xlink:href="https://franjavimn.onrender.com/proyecto-podman/podman/" text:style-name="Internet_20_link" text:visited-style-name="Visited_20_Internet_20_Link"><text:span text:style-name="T28">Enlace</text:span></text:a></text:p>
            </text:list-item>
          </text:list>
        </text:list-item>
        <text:list-item>
          <text:p text:style-name="P48"><text:span text:style-name="T10">Despliegue de </text:span><text:span text:style-name="T7">pods</text:span><text:span text:style-name="T10"> con varios contenedores gracias a </text:span><text:span text:style-name="T7">podman</text:span></text:p>
          <text:list>
            <text:list-item>
              <text:p text:style-name="P48"><text:span text:style-name="T10">Despliegue de un </text:span><text:span text:style-name="T7">pod</text:span><text:span text:style-name="T10"> con dos contenedores, una base de datos </text:span><text:span text:style-name="T7">MySQL </text:span><text:span text:style-name="T10">y la aplicación </text:span><text:span text:style-name="T7">Bookmedik </text:span><text:span text:style-name="T11">y el despliegue de una aplicación </text:span><text:span text:style-name="T8">Wordpress</text:span><text:span text:style-name="T11"> junto a su base de datos </text:span><text:span text:style-name="T8">MySQL</text:span><text:span text:style-name="T11">. </text:span><text:a xlink:type="simple" xlink:href="https://franjavimn.onrender.com/proyecto-podman/podman/" text:style-name="Internet_20_link" text:visited-style-name="Visited_20_Internet_20_Link"><text:span text:style-name="T12">Enlace</text:span></text:a></text:p>
            </text:list-item>
          </text:list>
        </text:list-item>
        <text:list-item>
          <text:p text:style-name="P48"><text:span text:style-name="T10">Uso de </text:span><text:span text:style-name="T7">podman-compose</text:span><text:span text:style-name="T10"> para el despliegue de escenarios creados mediante ficheros </text:span><text:span text:style-name="T7">docker-compose.yml</text:span></text:p>
          <text:list>
            <text:list-item>
              <text:p text:style-name="P48"><text:span text:style-name="T10">Uso de los ficheros </text:span><text:span text:style-name="T7">docker-compose.yml</text:span><text:span text:style-name="T10"> que tenemos en el repositorio del proyecto. </text:span><text:a xlink:type="simple" xlink:href="https://franjavimn.onrender.com/proyecto-podman/podman/" text:style-name="Internet_20_link" text:visited-style-name="Visited_20_Internet_20_Link"><text:span text:style-name="T12">Enlace</text:span></text:a></text:p>
            </text:list-item>
          </text:list>
        </text:list-item>
        <text:list-item>
          <text:p text:style-name="P48"><text:span text:style-name="T10">Obtener información de imágenes que se encuentren en registros locales o públicos como </text:span><text:span text:style-name="T7">DockerHub</text:span><text:span text:style-name="T10"> mediante </text:span><text:span text:style-name="T7">Skopeo.</text:span></text:p>
          <text:list>
            <text:list-item>
              <text:p text:style-name="P50"><text:span text:style-name="T10">Mostrar la funcionalidad de mostrar la información de las imágenes del registros de </text:span><text:span text:style-name="T7">DockerHub. </text:span><text:a xlink:type="simple" xlink:href="https://franjavimn.onrender.com/proyecto-podman/skopeo/" text:style-name="Internet_20_link" text:visited-style-name="Visited_20_Internet_20_Link"><text:span text:style-name="T12">Enlace</text:span></text:a></text:p>
            </text:list-item>
          </text:list>
        </text:list-item>
        <text:list-item>
          <text:p text:style-name="P48"><text:span text:style-name="T10">Creación y gestión de imágenes con la herramienta de </text:span><text:span text:style-name="T7">Buildah.</text:span></text:p>
          <text:list>
            <text:list-item>
              <text:p text:style-name="P50"><text:span text:style-name="T10">Mostrar como se crear la imagen con </text:span><text:span text:style-name="T7">bookmedik</text:span><text:span text:style-name="T10">, que vamos a usar en uno de los despliegues que tenemos. </text:span><text:a xlink:type="simple" xlink:href="https://franjavimn.onrender.com/proyecto-podman/buildah/" text:style-name="Internet_20_link" text:visited-style-name="Visited_20_Internet_20_Link"><text:span text:style-name="T12">Enlace</text:span></text:a></text:p>
            </text:list-item>
          </text:list>
        </text:list-item>
      </text:list>
      <text:p text:style-name="P21"/>
      <text:h text:style-name="P36" text:outline-level="1"><text:bookmark-start text:name="__RefHeading___Toc1184_368381084"/>Conclusión<text:bookmark-end text:name="__RefHeading___Toc1184_368381084"/></text:h>
      <text:p text:style-name="P8">Como hemos visto, el conjunto de herramientas que son <text:span text:style-name="T4">Podman, Buildah, Podman-compose y Skopeo </text:span>es una gran alternativa a Docker <text:span text:style-name="T34">y la curva de aprendizaje que tiene es muy baja y mas si venimos de usar Docker ya que la nomenclatura que tiene es la misma que tiene Docker.</text:span></text:p>
      <text:p text:style-name="P10">En mi opinión lo veo una gran alternativa a usar Docker por el hecho de poder crear pods siguiendo la filosofía de Kubernetes y, gracias a la herramienta de podman-compose, poder generar escenarios con los ficheros docker-compose.yml me parece que puede llegar a tener un uso brutal a la hora de desplegar escenarios.</text:p>
      <text:p text:style-name="P10">El problema principal que yo veo es la poca atención que se le da a este proyecto teniendo, bajo mi punto de vista, un grandísimo potencial. También cabe recalcar que el proyecto de podman-compose no es oficial, por lo que su desarrollo queda en manos de la comunidad lo que puede hacer que no sea del todo fiab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dc26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ans" fo:font-family="'Liberation Sans'" style:font-family-generic="swiss" style:font-pitch="variable" fo:font-size="115%" fo:font-weight="bold" officeooo:rsid="0009d23e" style:font-name-asian="Noto Sans CJK SC" style:font-family-asian="'Noto Sans CJK SC'" style:font-family-generic-asian="system" style:font-pitch-asian="variable" style:font-size-asian="115%" style:font-weight-asian="bold" style:font-name-complex="Lohit Devanagari" style:font-family-complex="'Lohit Devanagari'" style:font-family-generic-complex="system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0:50:16.464174312</meta:creation-date>
    <dc:date>2021-06-14T12:50:32.770701681</dc:date>
    <meta:editing-duration>PT3H48M4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8" meta:paragraph-count="127" meta:word-count="1629" meta:character-count="11053" meta:non-whitespace-character-count="9422"/>
  </office:meta>
</office:document-meta>
</file>